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MoreInteractionsTest.noMoreInteractionsInOrderExceptionMessageShouldDescribeM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MoreInteractionsTest.shouldVerifyInOrderMultipleInvoctionsAndTh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MoreInteractionsTest.shouldVerifyInOrderAndP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MoreInteractionsTest.shouldVerifyIn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MoreInteractionsTest.shouldVerifyInOrderMultipleInvo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MoreInteractionsTest.noMoreInteractionsExceptionMessageShouldDescribeM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